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F41AC5B79CBB20DE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7.374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7.374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custom-shape draw:style-name="gr1" draw:text-style-name="P1" draw:layer="layout" svg:width="7.874cm" svg:height="2.54cm" svg:x="10.16cm" svg:y="4.572cm">
          <text:p text:style-name="P1">PRESENTACION:</text:p>
          <text:p text:style-name="P1">HTML, CSS, JS: </text:p>
          <text:p text:style-name="P1">REACT, ANGULAR, VU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2.794cm" svg:x="10.16cm" svg:y="8.382cm">
          <text:p text:style-name="P1">LOGICA: JAVA, .NET</text:p>
          <text:p text:style-name="P1">PHP, JS(NODE J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74cm" svg:height="2.54cm" svg:x="10.16cm" svg:y="12.192cm">
          <text:p text:style-name="P1">FISICA: SQL SERVER</text:p>
          <text:p text:style-name="P1">MARIADB, ORACLE, </text:p>
          <text:p text:style-name="P1">MONG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7cm" svg:y1="7.112cm" svg:x2="13.97cm" svg:y2="8.382cm">
          <text:p/>
        </draw:line>
        <draw:line draw:style-name="gr3" draw:text-style-name="P1" draw:layer="layout" svg:x1="14.224cm" svg:y1="11.176cm" svg:x2="14.224cm" svg:y2="12.192cm">
          <text:p/>
        </draw:lin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[2:28 PM] Preparacion Examen MTA</text:p>
              </text:list-item>
              <text:list-item>
                <text:p><text:s text:c="4"/>Java para microservicios: Spring Boot, Jakarta EE</text:p>
              </text:list-item>
              <text:list-item>
                <text:p>​[2:29 PM] Preparacion Examen MTA</text:p>
              </text:list-item>
              <text:list-item>
                <text:p><text:s text:c="4"/>JSF: PrimeFaces, ButterFaces</text:p>
              </text:list-item>
              <text:list-item>
                <text:p>​[2:30 PM] Preparacion Examen MTA</text:p>
              </text:list-item>
              <text:list-item>
                <text:p><text:s text:c="4"/>JavaScript Frameworks: Node JS, React JS, Angular JS, Vue JS</text:p>
              </text:list-item>
              <text:list-item>
                <text:p><text:s text:c="4"/></text:p>
              </text:list-item>
              <text:list-item>
                <text:p><text:s text:c="4"/>MEAN: MONGO DB+ EXPRESS JS + ANGULAR JS + NODE JS</text:p>
              </text:list-item>
              <text:list-item>
                <text:p><text:s text:c="4"/>MERN: MONGO DB+ EXPRESS JS + REACT JS + NODE JS</text:p>
              </text:list-item>
              <text:list-item>
                <text:p/>
              </text:list-item>
              <text:list-item>
                <text:p>MERN + DEVOPS</text:p>
              </text:list-item>
              <text:list-item>
                <text:p/>
              </text:list-item>
              <text:list-item>
                <text:p>MTA 98-382</text:p>
              </text:list-item>
              <text:list-item>
                <text:p>ES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2T15:05:20.892444143</meta:creation-date>
    <meta:editing-duration>PT25M30S</meta:editing-duration>
    <meta:editing-cycles>2</meta:editing-cycles>
    <meta:generator>LibreOffice/6.0.7.3$Linux_X86_64 LibreOffice_project/00m0$Build-3</meta:generator>
    <dc:title>Bright Blue</dc:title>
    <dc:date>2020-08-22T15:41:01.193667823</dc:date>
    <meta:document-statistic meta:object-count="34"/>
  </office:meta>
</office:document-meta>
</file>